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2.286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2.35cm"/>
      <style:paragraph-properties style:writing-mode="lr-tb"/>
    </style:style>
    <style:style style:name="gr7" style:family="graphic" style:parent-style-name="standard" style:list-style-name="L1">
      <style:graphic-properties draw:fill="solid" draw:fill-color="#f7d1d5" draw:textarea-horizontal-align="justify" draw:textarea-vertical-align="middle" draw:auto-grow-height="false" fo:min-height="0.766cm" fo:min-width="2.259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147cm" fo:min-width="2.03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147cm" fo:min-width="2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0000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7" style:family="paragraph"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1.967cm" svg:y1="2.046cm" svg:x2="12.557cm" svg:y2="1.254cm" draw:start-shape="id1" draw:start-glue-point="12" svg:d="M11967 2046l590-792" svg:viewBox="0 0 591 793">
          <text:p/>
        </draw:connector>
        <draw:custom-shape draw:style-name="gr2" draw:text-style-name="P3" draw:layer="layout" svg:width="2.286cm" svg:height="1.27cm" svg:x="1.016cm" svg:y="1.27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0.381cm" svg:height="0.381cm" svg:x="11.775cm" svg:y="1.856cm">
          <draw:glue-point draw:id="12" svg:x="0.078cm" svg:y="0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491cm" svg:y1="2.352cm" svg:x2="11.967cm" svg:y2="2.046cm" draw:end-shape="id1" draw:end-glue-point="12" svg:d="M11491 2352l476-306" svg:viewBox="0 0 477 307">
          <text:p/>
        </draw:connector>
        <draw:polyline draw:style-name="gr5" draw:text-style-name="P6" draw:layer="layout" svg:width="2.539cm" svg:height="1.261cm" svg:x="3.916cm" svg:y="1.278cm" svg:viewBox="0 0 2540 1262" draw:points="2540,0 0,0 0,1262 2540,1262">
          <text:p text:style-name="P5"><text:span text:style-name="T2">Text</text:span></text:p>
        </draw:polyline>
        <draw:custom-shape draw:style-name="gr6" draw:text-style-name="P7" draw:layer="layout" svg:width="2.794cm" svg:height="1.778cm" svg:x="13.378cm" svg:y="1.016cm">
          <text:p text:style-name="P7"><text:span text:style-name="T3">Tex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8" draw:layer="layout" svg:width="2.259cm" svg:height="1.016cm" svg:x="7.309cm" svg:y="1.326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3" draw:layer="layout" svg:width="2.035cm" svg:height="1.397cm" svg:x="17.027cm" svg:y="1.27cm">
            <text:p text:style-name="P2"><text:span text:style-name="T1">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2.697cm" svg:height="1.397cm" svg:x="16.688cm" svg:y="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9" draw:layer="layout" svg:width="1.264cm" svg:height="0.806cm" svg:x="1.397cm" svg:y="3.175cm">
          <draw:text-box>
            <text:p><text:span text:style-name="T3">Claim</text:span></text:p>
          </draw:text-box>
        </draw:frame>
        <draw:frame draw:style-name="gr11" draw:text-style-name="P9" draw:layer="layout" svg:width="2.423cm" svg:height="1.916cm" svg:x="3.897cm" svg:y="3.175cm">
          <draw:text-box>
            <text:p><text:span text:style-name="T3">Argument</text:span><text:span text:style-name="T3"><text:line-break/></text:span><text:span text:style-name="T3">Reasoning</text:span></text:p>
            <text:p><text:span text:style-name="T3">(argument)</text:span></text:p>
          </draw:text-box>
        </draw:frame>
        <draw:frame draw:style-name="gr12" draw:text-style-name="P9" draw:layer="layout" svg:width="3.232cm" svg:height="1.361cm" svg:x="7.114cm" svg:y="3.175cm">
          <draw:text-box>
            <text:p><text:span text:style-name="T3">ArtifactCitation</text:span></text:p>
            <text:p><text:span text:style-name="T3">(for evidence)</text:span></text:p>
          </draw:text-box>
        </draw:frame>
        <draw:frame draw:style-name="gr13" draw:text-style-name="P9" draw:layer="layout" svg:width="2.212cm" svg:height="1.916cm" svg:x="10.714cm" svg:y="3.176cm">
          <draw:text-box>
            <text:p><text:span text:style-name="T3">Asserted</text:span></text:p>
            <text:p><text:span text:style-name="T3">Inference/</text:span></text:p>
            <text:p><text:span text:style-name="T3">Evidence</text:span></text:p>
          </draw:text-box>
        </draw:frame>
        <draw:frame draw:style-name="gr14" draw:text-style-name="P9" draw:layer="layout" svg:width="2.208cm" svg:height="1.916cm" svg:x="13.507cm" svg:y="3.176cm">
          <draw:text-box>
            <text:p><text:span text:style-name="T3">Argument</text:span></text:p>
            <text:p><text:span text:style-name="T3">Package</text:span></text:p>
            <text:p><text:span text:style-name="T3">(package)</text:span></text:p>
          </draw:text-box>
        </draw:frame>
        <draw:frame draw:style-name="gr15" draw:text-style-name="P9" draw:layer="layout" svg:width="1.683cm" svg:height="1.361cm" svg:x="17.203cm" svg:y="3.175cm">
          <draw:text-box>
            <text:p><text:span text:style-name="T3">asCited</text:span></text:p>
            <text:p><text:span text:style-name="T3">Cla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7T11:57:45.786749612</dc:date>
    <meta:editing-duration>P2DT6H53M23S</meta:editing-duration>
    <meta:editing-cycles>71</meta:editing-cycles>
    <meta:generator>LibreOffice/6.4.6.2$MacOSX_X86_64 LibreOffice_project/0ce51a4fd21bff07a5c061082cc82c5ed232f115</meta:generator>
    <meta:document-statistic meta:object-count="16"/>
  </office:meta>
</office:document-meta>
</file>